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0pt" officeooo:rsid="000f5ae2" officeooo:paragraph-rsid="000f5ae2" style:font-size-asian="10pt" style:font-size-complex="10pt"/>
    </style:style>
    <style:style style:name="P2" style:family="paragraph" style:parent-style-name="Standard">
      <style:paragraph-properties fo:break-before="column"/>
      <style:text-properties style:font-name="DejaVu Sans Mono" fo:font-size="10pt" officeooo:rsid="000f5ae2" officeooo:paragraph-rsid="000f5ae2" style:font-size-asian="10pt" style:font-size-complex="10pt"/>
    </style:style>
    <style:style style:name="P3" style:family="paragraph" style:parent-style-name="Header">
      <style:text-properties style:font-name="DejaVu Sans Mono" style:text-underline-style="solid" style:text-underline-width="auto" style:text-underline-color="font-color" fo:font-weight="bold" officeooo:rsid="000f5ae2" officeooo:paragraph-rsid="000f5ae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.App {</text:p>
      <text:p text:style-name="P1"><text:s text:c="2"/>text-align: center;</text:p>
      <text:p text:style-name="P1">}</text:p>
      <text:p text:style-name="P1"/>
      <text:p text:style-name="P1">.App-logo {</text:p>
      <text:p text:style-name="P1"><text:s text:c="2"/>animation: App-logo-spin infinite 20s linear;</text:p>
      <text:p text:style-name="P1"><text:s text:c="2"/>height: 80px;</text:p>
      <text:p text:style-name="P1">}</text:p>
      <text:p text:style-name="P1"/>
      <text:p text:style-name="P1">.App-header {</text:p>
      <text:p text:style-name="P1"><text:s text:c="2"/>background-color: #222;</text:p>
      <text:p text:style-name="P1"><text:s text:c="2"/>height: 140px;</text:p>
      <text:p text:style-name="P1"><text:s text:c="2"/>padding: 10px;</text:p>
      <text:p text:style-name="P1"><text:s text:c="2"/>color: white;</text:p>
      <text:p text:style-name="P1">}</text:p>
      <text:p text:style-name="P1"/>
      <text:p text:style-name="P1">.App-intro {</text:p>
      <text:p text:style-name="P1"><text:s text:c="2"/>font-size: large;</text:p>
      <text:p text:style-name="P1">}</text:p>
      <text:p text:style-name="P1"/>
      <text:p text:style-name="P1">@keyframes App-logo-spin {</text:p>
      <text:p text:style-name="P1"><text:s text:c="2"/>from { transform: rotate(0deg); }</text:p>
      <text:p text:style-name="P1"><text:s text:c="2"/>to { transform: rotate(360deg); }</text:p>
      <text:p text:style-name="P1">}</text:p>
      <text:p text:style-name="P1"/>
      <text:p text:style-name="P1">.box {</text:p>
      <text:p text:style-name="P1"><text:s text:c="2"/>width: 20%;</text:p>
      <text:p text:style-name="P1"><text:s text:c="2"/>height: auto;</text:p>
      <text:p text:style-name="P1"><text:s text:c="2"/>margin: 20px;</text:p>
      <text:p text:style-name="P1"><text:s text:c="2"/>background-color: gray;</text:p>
      <text:p text:style-name="P1"><text:s text:c="2"/>float: left;</text:p>
      <text:p text:style-name="P1">}</text:p>
      <text:p text:style-name="P1"/>
      <text:p text:style-name="P1">.box ul {</text:p>
      <text:p text:style-name="P1"><text:s text:c="2"/>margin: 0;</text:p>
      <text:p text:style-name="P1"><text:s text:c="2"/>padding: 0;</text:p>
      <text:p text:style-name="P1">}</text:p>
      <text:p text:style-name="P1"/>
      <text:p text:style-name="P1">.box li {</text:p>
      <text:p text:style-name="P1"><text:s text:c="2"/>list-style: none;</text:p>
      <text:p text:style-name="P1"><text:s text:c="2"/>padding: 15px;</text:p>
      <text:p text:style-name="P1"><text:s text:c="2"/>border: 1px solid darkgray;</text:p>
      <text:p text:style-name="P1"><text:s text:c="2"/>background-color: antiquewhite;</text:p>
      <text:p text:style-name="P1"><text:s text:c="2"/>display: block;</text:p>
      <text:p text:style-name="P1">}</text:p>
      <text:p text:style-name="P1"/>
      <text:p text:style-name="P1">.whobox <text:s/>{</text:p>
      <text:p text:style-name="P1">}</text:p>
      <text:p text:style-name="P2"/>
      <text:p text:style-name="P1"/>
      <text:p text:style-name="P1">.whotip {</text:p>
      <text:p text:style-name="P1"><text:s text:c="2"/>visibility: visible;</text:p>
      <text:p text:style-name="P1"><text:s text:c="2"/>display: inline-block;</text:p>
      <text:p text:style-name="P1"><text:s text:c="2"/>position: absolute;</text:p>
      <text:p text:style-name="P1"><text:s text:c="2"/>left: 0;</text:p>
      <text:p text:style-name="P1"><text:s text:c="2"/>top: 0;</text:p>
      <text:p text:style-name="P1"><text:s text:c="2"/>z-index: 3;</text:p>
      <text:p text:style-name="P1"><text:s text:c="2"/>border-radius: 5px;</text:p>
      <text:p text:style-name="P1"><text:s text:c="2"/>font-size: 60%;</text:p>
      <text:p text:style-name="P1"><text:s text:c="2"/>padding: 2%;</text:p>
      <text:p text:style-name="P1"><text:s text:c="2"/>margin-left: 2%;</text:p>
      <text:p text:style-name="P1"><text:s text:c="2"/>margin-top: 2%;</text:p>
      <text:p text:style-name="P1"><text:s text:c="2"/>background-color: lilac;</text:p>
      <text:p text:style-name="P1"><text:s text:c="2"/>color: purple;</text:p>
      <text:p text:style-name="P1">}</text:p>
      <text:p text:style-name="P1"/>
      <text:p text:style-name="P1">.whohometip {</text:p>
      <text:p text:style-name="P1"><text:s text:c="2"/>background-color: pink;</text:p>
      <text:p text:style-name="P1"><text:s text:c="2"/>color: red;</text:p>
      <text:p text:style-name="P1">}</text:p>
      <text:p text:style-name="P1"/>
      <text:p text:style-name="P1">.whoawaytip {</text:p>
      <text:p text:style-name="P1"><text:s text:c="2"/>background-color: lightyellow;</text:p>
      <text:p text:style-name="P1"><text:s text:c="2"/>color: orange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DejaVu Sans Mono" style:text-underline-style="solid" style:text-underline-width="auto" style:text-underline-color="font-color" fo:font-weight="bold" officeooo:rsid="000f5ae2" officeooo:paragraph-rsid="000f5ae2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columns fo:column-count="2">
          <style:column style:rel-width="5940*" fo:start-indent="0in" fo:end-indent="0.1252in"/>
          <style:column style:rel-width="4860*" fo:start-indent="0.1252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“App.css”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3:49:13.065701772</meta:creation-date>
    <dc:date>2017-02-27T13:59:36.009020300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64" meta:word-count="129" meta:character-count="937" meta:non-whitespace-character-count="793"/>
  </office:meta>
</office:document-meta>
</file>